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include &lt;stdio.h&gt;</text:p>
      <text:p text:style-name="Standard"/>
      <text:p text:style-name="Standard">int main()</text:p>
      <text:p text:style-name="Standard">{</text:p>
      <text:p text:style-name="Standard"><text:s text:c="4"/>int radius;</text:p>
      <text:p text:style-name="Standard"><text:s text:c="4"/>float area, circum;</text:p>
      <text:p text:style-name="Standard"><text:s text:c="4"/></text:p>
      <text:p text:style-name="Standard"><text:s text:c="4"/>printf ("\n enter radius of circle : ");</text:p>
      <text:p text:style-name="Standard"><text:s text:c="4"/>scanf ("%d",&amp;radius);</text:p>
      <text:p text:style-name="Standard"><text:s text:c="4"/>area = 3.14*radius*radius;</text:p>
      <text:p text:style-name="Standard"><text:s text:c="4"/>circum = 2*3.14*radius;</text:p>
      <text:p text:style-name="Standard"><text:s text:c="4"/>printf("\n area of circle is : %f \n circumference of circle : %f", area, circum);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7:17:30.317868606</meta:creation-date>
    <dc:date>2022-09-05T17:30:28.884583358</dc:date>
    <meta:editing-duration>PT13M</meta:editing-duration>
    <meta:editing-cycles>1</meta:editing-cycles>
    <meta:document-statistic meta:table-count="0" meta:image-count="0" meta:object-count="0" meta:page-count="1" meta:paragraph-count="13" meta:word-count="43" meta:character-count="289" meta:non-whitespace-character-count="221"/>
    <meta:generator>LibreOffice/6.4.7.2$Linux_X86_64 LibreOffice_project/40$Build-2</meta:generator>
  </office:meta>
</office:document-meta>
</file>